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b71fc" officeooo:paragraph-rsid="001b71fc"/>
    </style:style>
    <style:style style:name="P2" style:family="paragraph" style:parent-style-name="Text_20_body">
      <style:text-properties officeooo:rsid="001ce06a" officeooo:paragraph-rsid="001ce06a"/>
    </style:style>
    <style:style style:name="P3" style:family="paragraph" style:parent-style-name="Text_20_body">
      <style:text-properties fo:font-weight="bold" officeooo:rsid="001ce06a" officeooo:paragraph-rsid="001ce06a" style:font-weight-asian="bold" style:font-weight-complex="bold"/>
    </style:style>
    <style:style style:name="P4" style:family="paragraph" style:parent-style-name="Text_20_body">
      <style:text-properties officeooo:rsid="001e0658" officeooo:paragraph-rsid="001e0658"/>
    </style:style>
    <style:style style:name="P5" style:family="paragraph" style:parent-style-name="Text_20_body">
      <style:text-properties officeooo:rsid="001ff259" officeooo:paragraph-rsid="001ff259"/>
    </style:style>
    <style:style style:name="P6" style:family="paragraph" style:parent-style-name="Heading_20_1">
      <style:text-properties officeooo:rsid="001b71fc" officeooo:paragraph-rsid="001b71fc"/>
    </style:style>
    <style:style style:name="P7" style:family="paragraph" style:parent-style-name="Heading_20_1">
      <style:text-properties officeooo:rsid="001ce06a" officeooo:paragraph-rsid="001ce06a"/>
    </style:style>
    <style:style style:name="P8" style:family="paragraph" style:parent-style-name="Heading_20_1">
      <style:text-properties officeooo:rsid="001e0658" officeooo:paragraph-rsid="001e0658"/>
    </style:style>
    <style:style style:name="P9" style:family="paragraph" style:parent-style-name="Heading_20_1">
      <style:text-properties officeooo:rsid="001ff259" officeooo:paragraph-rsid="001ff259"/>
    </style:style>
    <style:style style:name="P10" style:family="paragraph" style:parent-style-name="Text_20_body">
      <style:text-properties officeooo:rsid="001ff259" officeooo:paragraph-rsid="001ff259"/>
    </style:style>
    <style:style style:name="P11" style:family="paragraph" style:parent-style-name="Text_20_body">
      <style:text-properties officeooo:rsid="002476eb" officeooo:paragraph-rsid="002476eb"/>
    </style:style>
    <style:style style:name="T1" style:family="text">
      <style:text-properties officeooo:rsid="001ce0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1. Podesavanje neradnih dana</text:h>
      <text:p text:style-name="P1">Prelaskom misa preko imena radnika pojavljuje se ikonica za kalendar, klikni na nju</text:p>
      <text:p text:style-name="P1">Selektuj dane, zatim klikni ZATVORI</text:p>
      <text:p text:style-name="P1">Nakon tog ako selektujes radnika njegovi neradni dani postaju crveni u rasporedu</text:p>
      <text:h text:style-name="P6" text:outline-level="1">2. Selektovanje / <text:span text:style-name="T1">deselektovanje</text:span> radnika</text:h>
      <text:p text:style-name="P1">Klikom na ime selektuje se radnik <text:span text:style-name="T1">I ime tada dobija sivu pozadinu</text:span>, moguce je selektovati ih vise</text:p>
      <text:p text:style-name="P1">Nakon toga klik na odredjenu smenu u rasporedu ubacuje sve selektovane radnike</text:p>
      <text:p text:style-name="P1">Ukoliko radnici imaju izabrane neradne dane, <text:span text:style-name="T1">unija tih dana</text:span> postaj<text:span text:style-name="T1">e</text:span> crven<text:span text:style-name="T1">a</text:span> u rasporedu I nije ih moguce dodati</text:p>
      <text:p text:style-name="P3">Deselektovanje <text:span text:style-name="T3">se vrsi ponovnim klikom na ime radnika</text:span></text:p>
      <text:h text:style-name="P6" text:outline-level="1">3. Premestanje radnika unutar rasporeda / brisanje</text:h>
      <text:p text:style-name="P1">Jednom kada se radnik ubaci u raspored moguce je premestanje klikom I prevlacenjem u odredjenu smenu (ako radnik ima izabrane neradne dane oni postaju crveni sve vreme dok se prevlaci)</text:p>
      <text:p text:style-name="P1"><text:span text:style-name="T2">Brisanje</text:span> se vrsi tako sto prevuces radnika u bilo koju od dve kante</text:p>
      <text:h text:style-name="P6" text:outline-level="1">4. Podesavanje vremena dolaska / cistac</text:h>
      <text:p text:style-name="P1">Klikom na ime radnika u rasporedu pojavljuje se meni</text:p>
      <text:p text:style-name="P2">Meni se zatvara ponovnim klikom na ime</text:p>
      <text:h text:style-name="P7" text:outline-level="1">5. Dodavanje komentara za odredjeni dan u mesecu</text:h>
      <text:p text:style-name="P2">Duplim klikom na polje u kom pise dan otvara se polje gde moze da se upise komentar</text:p>
      <text:p text:style-name="P2"><text:span text:style-name="T2">Zatvaranje</text:span> se vrsi klikom na ikonicu za Save</text:p>
      <text:h text:style-name="P8" text:outline-level="1">6. Cuvanje</text:h>
      <text:p text:style-name="P4">Cuvanje se radi automatski svakog minuta, ako treba moze i klikom na dugme Save</text:p>
      <text:h text:style-name="P9" text:outline-level="1">7. Stampanje / Cuvanje u PDF-u</text:h>
      <text:p text:style-name="P5">Klikom na Print pojavljuje se prozor za stampanje</text:p>
      <text:p text:style-name="P5">Za cuvanje u PDF-u promeniti destination (tamo gde je izabran stampac)</text:p>
      <text:p text:style-name="P11"><text:soft-page-break/>Installation:</text:p>
      <text:p text:style-name="P5">npm install grunt -g</text:p>
      <text:p text:style-name="P5">pip install flask</text:p>
      <text:p text:style-name="P5">pip install flask_c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00:07.390239118</meta:creation-date>
    <dc:date>2019-02-21T17:32:43.833328038</dc:date>
    <meta:editing-duration>PT1H44M40S</meta:editing-duration>
    <meta:editing-cycles>2</meta:editing-cycles>
    <meta:generator>LibreOffice/6.0.7.3.0$Linux_X86_64 LibreOffice_project/00m0$Build-3</meta:generator>
    <meta:document-statistic meta:table-count="0" meta:image-count="0" meta:object-count="0" meta:page-count="2" meta:paragraph-count="27" meta:word-count="251" meta:character-count="1518" meta:non-whitespace-character-count="1294"/>
  </office:meta>
</office:document-meta>
</file>